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1" svg:font-family="'DejaVu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DejaVu Sans Condensed" svg:font-family="'DejaVu Sans Condensed'"/>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Body">
      <style:paragraph-properties fo:text-align="end" style:justify-single-word="false"/>
    </style:style>
    <style:style style:family="paragraph" style:name="P4" style:parent-style-name="UrbanBody">
      <style:text-properties fo:font-size="12pt" style:font-name="Times New Roman1" style:font-size-asian="12pt" style:font-size-complex="12pt"/>
    </style:style>
    <style:style style:family="paragraph" style:name="P5" style:parent-style-name="Standard">
      <style:text-properties fo:font-weight="normal" style:font-weight-asian="normal" style:font-weight-complex="normal" style:text-underline-style="none"/>
    </style:style>
    <style:style style:family="paragraph" style:list-style-name="L1" style:name="P6" style:parent-style-name="UrbanBody"/>
    <style:style style:family="paragraph" style:name="P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style:text-underline-style="none"/>
    </style:style>
    <style:style style:family="text" style:name="T4">
      <style:text-properties fo:font-weight="bold" style:font-weight-asian="bold" style:font-weight-complex="bold"/>
    </style:style>
    <style:style style:family="text" style:name="T5">
      <style:text-properties fo:font-size="12pt" style:font-name="Times New Roman1" style:font-size-asian="12pt" style:font-size-complex="12pt"/>
    </style:style>
    <style:style style:family="text" style:name="T6">
      <style:text-properties style:font-name-complex="Arial"/>
    </style:style>
    <style:style style:family="text" style:name="T7">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text" style:name="T8">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9">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graphic" style:name="fr1" style:parent-style-name="Frame">
      <style:graphic-properties fo:background-color="transparent" fo:border="none" fo:padding="0cm" style:background-transparency="100%" style:horizontal-pos="from-left" style:horizontal-rel="paragraph" style:number-wrapped-paragraphs="no-limit" style:shadow="none" style:vertical-pos="from-top" style:vertical-rel="paragraph" style:wrap="run-through">
        <style:background-image/>
      </style:graphic-properties>
    </style:style>
    <style:style style:family="graphic" style:name="fr2" style:parent-style-name="Frame">
      <style:graphic-properties fo:border="none" fo:padding="0cm" style:horizontal-pos="from-left" style:horizontal-rel="paragraph" style:shadow="none" style:vertical-pos="from-top" style:vertical-rel="paragraph"/>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name="Cadre2" draw:style-name="fr1" draw:z-index="0" svg:width="7.128cm" svg:x="0cm" svg:y="0cm" text:anchor-type="paragraph"><draw:text-box fo:min-height="5.226cm"><text:p text:style-name="P2"><office:annotation><dc:creator>Gauthier Bastien</dc:creator><dc:date>2011-01-13T14:56:41</dc:date><text:p text:style-name="P7"><text:span text:style-name="T7">do text</text:span></text:p><text:p text:style-name="P7"><text:span text:style-name="T7">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name="Cadre1" draw:style-name="fr2" draw:z-index="1" svg:height="2.979cm" svg:width="8.849cm" svg:x="7.909cm" svg:y="0.27cm" text:anchor-type="paragraph"><draw:text-box><text:p text:style-name="Frame_20_contents">[ADRESSE RÉCLAMANT(S)]</text:p><text:h text:outline-level="2" text:style-name="Heading_20_2">RECOMMANDE</text:h><text:p text:style-name="P5"/></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de la décision concernant un permis d'urbanisme</text:p>
      <text:p text:style-name="UrbanBody"/>
      <text:p text:style-name="UrbanBody"><text:span text:style-name="T5"><office:annotation><dc:creator>Gauthier Bastien</dc:creator><dc:date>2011-01-13T14:56:41</dc:date><text:p text:style-name="P7"><text:span text:style-name="T7">do text</text:span></text:p><text:p text:style-name="P7"><text:span text:style-name="T7">from document(at=reference, format='odt')</text:span></text:p></office:annotation></text:span>Import depuis reference.odt</text:p>
      <text:p text:style-name="UrbanBody"/>
      <text:p text:style-name="UrbanBody"><office:annotation><dc:creator>Gauthier Bastien</dc:creator><dc:date>2011-02-16T16:12:24</dc:date><text:p text:style-name="P7"><text:span text:style-name="T9">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7"><text:span text:style-name="T8">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text:span text:style-name="T4">Référence cadastrale</text:span> : <text:text-input text:description="Parcelles">licence_view.get_parcels()</text:text-input></text:p>
      <text:p text:style-name="UrbanBody"/>
      <text:p text:style-name="UrbanBody"/>
      <text:p text:style-name="UrbanBody">[TITRE(S) ET NOM(S) RÉCLAMANT(S)]</text:p>
      <text:p text:style-name="UrbanBody"/>
      <text:p text:style-name="P4"><text:span text:style-name="T6"><office:annotation><dc:creator>Gauthier Bastien</dc:creator><dc:date>2011-02-16T16:12:24</dc:date><text:p text:style-name="P7"><text:span text:style-name="T9">do text if urbanEventObj.getDecision() == 'favorable'</text:span></text:p></office:annotation></text:span><text:span text:style-name="T6">Nous avons l’honneur de porter à votre connaissance que le Gouvernement Wallon, a, en date du </text:span><text:span text:style-name="T6"><text:text-input text:description="Demandeurs">tool.formatDate(urbanEventObj.getDecisionDate())</text:text-input></text:span><text:span text:style-name="T6"> octroyé à </text:span><text:span text:style-name="T6"><text:text-input text:description="Demandeurs">self.getApplicantsSignaletic()</text:text-input></text:span><text:span text:style-name="T6"> un permis d’urbanisme ayant pour objet </text:span><text:span text:style-name="T6"><text:text-input text:description="Objet des travaux">self.getLicenceSubject()</text:text-input></text:span><text:span text:style-name="T6"> pour un bien sis </text:span><text:span text:style-name="T6"><text:text-input text:description="Situation des travaux">self.getWorkLocationSignaletic()</text:text-input></text:span><text:span text:style-name="T6">.</text:span></text:p>
      <text:p text:style-name="P4"><text:span text:style-name="T6"><office:annotation><dc:creator>Gauthier Bastien</dc:creator><dc:date>2011-02-16T16:12:24</dc:date><text:p text:style-name="P7"><text:span text:style-name="T8">do text if urbanEventObj.getDecision() == 'defavorable'</text:span></text:p></office:annotation></text:span><text:span text:style-name="T6">Nous avons l’honneur de porter à votre connaissance que le Gouvernement Wallon, a, en date du </text:span><text:span text:style-name="T6"><text:text-input text:description="Demandeurs">tool.formatDate(urbanEventObj.getDecisionDate())</text:text-input></text:span><text:span text:style-name="T6"> refusé à </text:span><text:span text:style-name="T6"><text:text-input text:description="Demandeurs">self.getApplicantsSignaletic()</text:text-input></text:span><text:span text:style-name="T6"> un permis d’urbanisme ayant pour objet </text:span><text:span text:style-name="T6"><text:text-input text:description="Objet des travaux">self.getLicenceSubject()</text:text-input></text:span><text:span text:style-name="T6"> pour un bien sis </text:span><text:span text:style-name="T6"><text:text-input text:description="Situation des travaux">self.getWorkLocationSignaletic()</text:text-input></text:span><text:span text:style-name="T6">.</text:span></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text:style-name="L1" xml:id="list1955836994">
        <text:list-item>
          <text:p text:style-name="P6">Les nom, qualité ou siège de la partie requérante ;</text:p>
        </text:list-item>
        <text:list-item>
          <text:p text:style-name="P6">L’objet de la demande ou du recours et un exposé des faits et des moyens ;</text:p>
        </text:list-item>
        <text:list-item>
          <text:p text:style-name="P6">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Demeurant à votre disposition, nous vous prions d'agréer, [TITRE(S) ET NOM(S) RÉCLAMANT(S)], nos salutations distinguées.</text:p>
      <text:p text:style-name="UrbanBody"/>
      <text:p text:style-name="UrbanBody"><text:soft-page-break/></text:p>
      <text:p text:style-name="UrbanBody"/>
      <text:p text:style-name="UrbanBody"><office:annotation><dc:creator>Gauthier Bastien</dc:creator><dc:date>2011-01-13T14:56:41</dc:date><text:p text:style-name="P7"><text:span text:style-name="T7">do text</text:span></text:p><text:p text:style-name="P7"><text:span text:style-name="T7">from document(at=signatures, format='odt')</text:span></text:p></office:annotation><text:span text:style-name="T1">Import depuis signatures.odt</text:span></text:p>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1" svg:font-family="'DejaVu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DejaVu Sans Condensed" svg:font-family="'DejaVu Sans Condensed'"/>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Body">
      <style:paragraph-properties fo:text-align="end" style:justify-single-word="false"/>
    </style:style>
    <style:style style:family="paragraph" style:name="P4" style:parent-style-name="UrbanBody">
      <style:text-properties fo:font-size="12pt" style:font-name="Times New Roman1" style:font-size-asian="12pt" style:font-size-complex="12pt"/>
    </style:style>
    <style:style style:family="paragraph" style:name="P5" style:parent-style-name="Standard">
      <style:text-properties fo:font-weight="normal" style:font-weight-asian="normal" style:font-weight-complex="normal" style:text-underline-style="none"/>
    </style:style>
    <style:style style:family="paragraph" style:list-style-name="L1" style:name="P6" style:parent-style-name="UrbanBody"/>
    <style:style style:family="paragraph" style:name="P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style:text-underline-style="none"/>
    </style:style>
    <style:style style:family="text" style:name="T4">
      <style:text-properties fo:font-weight="bold" style:font-weight-asian="bold" style:font-weight-complex="bold"/>
    </style:style>
    <style:style style:family="text" style:name="T5">
      <style:text-properties fo:font-size="12pt" style:font-name="Times New Roman1" style:font-size-asian="12pt" style:font-size-complex="12pt"/>
    </style:style>
    <style:style style:family="text" style:name="T6">
      <style:text-properties style:font-name-complex="Arial"/>
    </style:style>
    <style:style style:family="text" style:name="T7">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text" style:name="T8">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9">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graphic" style:name="fr1" style:parent-style-name="Frame">
      <style:graphic-properties fo:background-color="transparent" fo:border="none" fo:padding="0cm" style:background-transparency="100%" style:horizontal-pos="from-left" style:horizontal-rel="paragraph" style:number-wrapped-paragraphs="no-limit" style:shadow="none" style:vertical-pos="from-top" style:vertical-rel="paragraph" style:wrap="run-through">
        <style:background-image/>
      </style:graphic-properties>
    </style:style>
    <style:style style:family="graphic" style:name="fr2" style:parent-style-name="Frame">
      <style:graphic-properties fo:border="none" fo:padding="0cm" style:horizontal-pos="from-left" style:horizontal-rel="paragraph" style:shadow="none" style:vertical-pos="from-top" style:vertical-rel="paragraph"/>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name="Cadre2" draw:style-name="fr1" draw:z-index="0" svg:width="7.128cm" svg:x="0cm" svg:y="0cm" text:anchor-type="paragraph"><draw:text-box fo:min-height="5.226cm"><text:p text:style-name="P2"><office:annotation><dc:creator>Gauthier Bastien</dc:creator><dc:date>2011-01-13T14:56:41</dc:date><text:p text:style-name="P7"><text:span text:style-name="T7">do text</text:span></text:p><text:p text:style-name="P7"><text:span text:style-name="T7">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name="Cadre1" draw:style-name="fr2" draw:z-index="1" svg:height="2.979cm" svg:width="8.849cm" svg:x="7.909cm" svg:y="0.27cm" text:anchor-type="paragraph"><draw:text-box><text:p text:style-name="Frame_20_contents">[ADRESSE RÉCLAMANT(S)]</text:p><text:h text:outline-level="2" text:style-name="Heading_20_2">RECOMMANDE</text:h><text:p text:style-name="P5"/></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de la décision concernant un permis d'urbanisme</text:p>
      <text:p text:style-name="UrbanBody"/>
      <text:p text:style-name="UrbanBody"><text:span text:style-name="T5"><office:annotation><dc:creator>Gauthier Bastien</dc:creator><dc:date>2011-01-13T14:56:41</dc:date><text:p text:style-name="P7"><text:span text:style-name="T7">do text</text:span></text:p><text:p text:style-name="P7"><text:span text:style-name="T7">from document(at=reference, format='odt')</text:span></text:p></office:annotation></text:span>Import depuis reference.odt</text:p>
      <text:p text:style-name="UrbanBody"/>
      <text:p text:style-name="UrbanBody"><office:annotation><dc:creator>Gauthier Bastien</dc:creator><dc:date>2011-02-16T16:12:24</dc:date><text:p text:style-name="P7"><text:span text:style-name="T9">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7"><text:span text:style-name="T8">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text:span text:style-name="T4">Référence cadastrale</text:span> : <text:text-input text:description="Parcelles">licence_view.get_parcels()</text:text-input></text:p>
      <text:p text:style-name="UrbanBody"/>
      <text:p text:style-name="UrbanBody"/>
      <text:p text:style-name="UrbanBody">[TITRE(S) ET NOM(S) RÉCLAMANT(S)]</text:p>
      <text:p text:style-name="UrbanBody"/>
      <text:p text:style-name="P4"><text:span text:style-name="T6"><office:annotation><dc:creator>Gauthier Bastien</dc:creator><dc:date>2011-02-16T16:12:24</dc:date><text:p text:style-name="P7"><text:span text:style-name="T9">do text if urbanEventObj.getDecision() == 'favorable'</text:span></text:p></office:annotation></text:span><text:span text:style-name="T6">Nous avons l’honneur de porter à votre connaissance que le Gouvernement Wallon, a, en date du </text:span><text:span text:style-name="T6"><text:text-input text:description="Demandeurs">tool.formatDate(urbanEventObj.getDecisionDate())</text:text-input></text:span><text:span text:style-name="T6"> octroyé à </text:span><text:span text:style-name="T6"><text:text-input text:description="Demandeurs">self.getApplicantsSignaletic()</text:text-input></text:span><text:span text:style-name="T6"> un permis d’urbanisme ayant pour objet </text:span><text:span text:style-name="T6"><text:text-input text:description="Objet des travaux">self.getLicenceSubject()</text:text-input></text:span><text:span text:style-name="T6"> pour un bien sis </text:span><text:span text:style-name="T6"><text:text-input text:description="Situation des travaux">self.getWorkLocationSignaletic()</text:text-input></text:span><text:span text:style-name="T6">.</text:span></text:p>
      <text:p text:style-name="P4"><text:span text:style-name="T6"><office:annotation><dc:creator>Gauthier Bastien</dc:creator><dc:date>2011-02-16T16:12:24</dc:date><text:p text:style-name="P7"><text:span text:style-name="T8">do text if urbanEventObj.getDecision() == 'defavorable'</text:span></text:p></office:annotation></text:span><text:span text:style-name="T6">Nous avons l’honneur de porter à votre connaissance que le Gouvernement Wallon, a, en date du </text:span><text:span text:style-name="T6"><text:text-input text:description="Demandeurs">tool.formatDate(urbanEventObj.getDecisionDate())</text:text-input></text:span><text:span text:style-name="T6"> refusé à </text:span><text:span text:style-name="T6"><text:text-input text:description="Demandeurs">self.getApplicantsSignaletic()</text:text-input></text:span><text:span text:style-name="T6"> un permis d’urbanisme ayant pour objet </text:span><text:span text:style-name="T6"><text:text-input text:description="Objet des travaux">self.getLicenceSubject()</text:text-input></text:span><text:span text:style-name="T6"> pour un bien sis </text:span><text:span text:style-name="T6"><text:text-input text:description="Situation des travaux">self.getWorkLocationSignaletic()</text:text-input></text:span><text:span text:style-name="T6">.</text:span></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text:style-name="L1" xml:id="list1955836994">
        <text:list-item>
          <text:p text:style-name="P6">Les nom, qualité ou siège de la partie requérante ;</text:p>
        </text:list-item>
        <text:list-item>
          <text:p text:style-name="P6">L’objet de la demande ou du recours et un exposé des faits et des moyens ;</text:p>
        </text:list-item>
        <text:list-item>
          <text:p text:style-name="P6">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Demeurant à votre disposition, nous vous prions d'agréer, [TITRE(S) ET NOM(S) RÉCLAMANT(S)], nos salutations distinguées.</text:p>
      <text:p text:style-name="UrbanBody"/>
      <text:p text:style-name="UrbanBody"><text:soft-page-break/></text:p>
      <text:p text:style-name="UrbanBody"/>
      <text:p text:style-name="UrbanBody"><office:annotation><dc:creator>Gauthier Bastien</dc:creator><dc:date>2011-01-13T14:56:41</dc:date><text:p text:style-name="P7"><text:span text:style-name="T7">do text</text:span></text:p><text:p text:style-name="P7"><text:span text:style-name="T7">from document(at=signatures, format='odt')</text:span></text:p></office:annotation><text:span text:style-name="T1">Import depuis signatures.odt</text:span></text:p>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1" svg:font-family="'DejaVu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DejaVu Sans Condensed" svg:font-family="'DejaVu Sans Condensed'"/>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Body">
      <style:paragraph-properties fo:text-align="end" style:justify-single-word="false"/>
    </style:style>
    <style:style style:family="paragraph" style:name="P4" style:parent-style-name="UrbanBody">
      <style:text-properties fo:font-size="12pt" style:font-name="Times New Roman1" style:font-size-asian="12pt" style:font-size-complex="12pt"/>
    </style:style>
    <style:style style:family="paragraph" style:name="P5" style:parent-style-name="Standard">
      <style:text-properties fo:font-weight="normal" style:font-weight-asian="normal" style:font-weight-complex="normal" style:text-underline-style="none"/>
    </style:style>
    <style:style style:family="paragraph" style:list-style-name="L1" style:name="P6" style:parent-style-name="UrbanBody"/>
    <style:style style:family="paragraph" style:name="P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style:text-underline-style="none"/>
    </style:style>
    <style:style style:family="text" style:name="T4">
      <style:text-properties fo:font-weight="bold" style:font-weight-asian="bold" style:font-weight-complex="bold"/>
    </style:style>
    <style:style style:family="text" style:name="T5">
      <style:text-properties fo:font-size="12pt" style:font-name="Times New Roman1" style:font-size-asian="12pt" style:font-size-complex="12pt"/>
    </style:style>
    <style:style style:family="text" style:name="T6">
      <style:text-properties style:font-name-complex="Arial"/>
    </style:style>
    <style:style style:family="text" style:name="T7">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text" style:name="T8">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9">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graphic" style:name="fr1" style:parent-style-name="Frame">
      <style:graphic-properties fo:background-color="transparent" fo:border="none" fo:padding="0cm" style:background-transparency="100%" style:horizontal-pos="from-left" style:horizontal-rel="paragraph" style:number-wrapped-paragraphs="no-limit" style:shadow="none" style:vertical-pos="from-top" style:vertical-rel="paragraph" style:wrap="run-through">
        <style:background-image/>
      </style:graphic-properties>
    </style:style>
    <style:style style:family="graphic" style:name="fr2" style:parent-style-name="Frame">
      <style:graphic-properties fo:border="none" fo:padding="0cm" style:horizontal-pos="from-left" style:horizontal-rel="paragraph" style:shadow="none" style:vertical-pos="from-top" style:vertical-rel="paragraph"/>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name="Cadre2" draw:style-name="fr1" draw:z-index="0" svg:width="7.128cm" svg:x="0cm" svg:y="0cm" text:anchor-type="paragraph"><draw:text-box fo:min-height="5.226cm"><text:p text:style-name="P2"><office:annotation><dc:creator>Gauthier Bastien</dc:creator><dc:date>2011-01-13T14:56:41</dc:date><text:p text:style-name="P7"><text:span text:style-name="T7">do text</text:span></text:p><text:p text:style-name="P7"><text:span text:style-name="T7">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name="Cadre1" draw:style-name="fr2" draw:z-index="1" svg:height="2.979cm" svg:width="8.849cm" svg:x="7.909cm" svg:y="0.27cm" text:anchor-type="paragraph"><draw:text-box><text:p text:style-name="Frame_20_contents">[ADRESSE RÉCLAMANT(S)]</text:p><text:h text:outline-level="2" text:style-name="Heading_20_2">RECOMMANDE</text:h><text:p text:style-name="P5"/></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de la décision concernant un permis d'urbanisme</text:p>
      <text:p text:style-name="UrbanBody"/>
      <text:p text:style-name="UrbanBody"><text:span text:style-name="T5"><office:annotation><dc:creator>Gauthier Bastien</dc:creator><dc:date>2011-01-13T14:56:41</dc:date><text:p text:style-name="P7"><text:span text:style-name="T7">do text</text:span></text:p><text:p text:style-name="P7"><text:span text:style-name="T7">from document(at=reference, format='odt')</text:span></text:p></office:annotation></text:span>Import depuis reference.odt</text:p>
      <text:p text:style-name="UrbanBody"/>
      <text:p text:style-name="UrbanBody"><office:annotation><dc:creator>Gauthier Bastien</dc:creator><dc:date>2011-02-16T16:12:24</dc:date><text:p text:style-name="P7"><text:span text:style-name="T9">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7"><text:span text:style-name="T8">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text:span text:style-name="T4">Référence cadastrale</text:span> : <text:text-input text:description="Parcelles">licence_view.get_parcels()</text:text-input></text:p>
      <text:p text:style-name="UrbanBody"/>
      <text:p text:style-name="UrbanBody"/>
      <text:p text:style-name="UrbanBody">[TITRE(S) ET NOM(S) RÉCLAMANT(S)]</text:p>
      <text:p text:style-name="UrbanBody"/>
      <text:p text:style-name="P4"><text:span text:style-name="T6"><office:annotation><dc:creator>Gauthier Bastien</dc:creator><dc:date>2011-02-16T16:12:24</dc:date><text:p text:style-name="P7"><text:span text:style-name="T9">do text if urbanEventObj.getDecision() == 'favorable'</text:span></text:p></office:annotation></text:span><text:span text:style-name="T6">Nous avons l’honneur de porter à votre connaissance que le Gouvernement Wallon, a, en date du </text:span><text:span text:style-name="T6"><text:text-input text:description="Demandeurs">tool.formatDate(urbanEventObj.getDecisionDate())</text:text-input></text:span><text:span text:style-name="T6"> octroyé à </text:span><text:span text:style-name="T6"><text:text-input text:description="Demandeurs">self.getApplicantsSignaletic()</text:text-input></text:span><text:span text:style-name="T6"> un permis d’urbanisme ayant pour objet </text:span><text:span text:style-name="T6"><text:text-input text:description="Objet des travaux">self.getLicenceSubject()</text:text-input></text:span><text:span text:style-name="T6"> pour un bien sis </text:span><text:span text:style-name="T6"><text:text-input text:description="Situation des travaux">self.getWorkLocationSignaletic()</text:text-input></text:span><text:span text:style-name="T6">.</text:span></text:p>
      <text:p text:style-name="P4"><text:span text:style-name="T6"><office:annotation><dc:creator>Gauthier Bastien</dc:creator><dc:date>2011-02-16T16:12:24</dc:date><text:p text:style-name="P7"><text:span text:style-name="T8">do text if urbanEventObj.getDecision() == 'defavorable'</text:span></text:p></office:annotation></text:span><text:span text:style-name="T6">Nous avons l’honneur de porter à votre connaissance que le Gouvernement Wallon, a, en date du </text:span><text:span text:style-name="T6"><text:text-input text:description="Demandeurs">tool.formatDate(urbanEventObj.getDecisionDate())</text:text-input></text:span><text:span text:style-name="T6"> refusé à </text:span><text:span text:style-name="T6"><text:text-input text:description="Demandeurs">self.getApplicantsSignaletic()</text:text-input></text:span><text:span text:style-name="T6"> un permis d’urbanisme ayant pour objet </text:span><text:span text:style-name="T6"><text:text-input text:description="Objet des travaux">self.getLicenceSubject()</text:text-input></text:span><text:span text:style-name="T6"> pour un bien sis </text:span><text:span text:style-name="T6"><text:text-input text:description="Situation des travaux">self.getWorkLocationSignaletic()</text:text-input></text:span><text:span text:style-name="T6">.</text:span></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text:style-name="L1" xml:id="list1955836994">
        <text:list-item>
          <text:p text:style-name="P6">Les nom, qualité ou siège de la partie requérante ;</text:p>
        </text:list-item>
        <text:list-item>
          <text:p text:style-name="P6">L’objet de la demande ou du recours et un exposé des faits et des moyens ;</text:p>
        </text:list-item>
        <text:list-item>
          <text:p text:style-name="P6">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Demeurant à votre disposition, nous vous prions d'agréer, [TITRE(S) ET NOM(S) RÉCLAMANT(S)], nos salutations distinguées.</text:p>
      <text:p text:style-name="UrbanBody"/>
      <text:p text:style-name="UrbanBody"><text:soft-page-break/></text:p>
      <text:p text:style-name="UrbanBody"/>
      <text:p text:style-name="UrbanBody"><office:annotation><dc:creator>Gauthier Bastien</dc:creator><dc:date>2011-01-13T14:56:41</dc:date><text:p text:style-name="P7"><text:span text:style-name="T7">do text</text:span></text:p><text:p text:style-name="P7"><text:span text:style-name="T7">from document(at=signatures, format='odt')</text:span></text:p></office:annotation><text:span text:style-name="T1">Import depuis signatures.odt</text:span></text:p>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1" svg:font-family="'DejaVu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DejaVu Sans Condensed" svg:font-family="'DejaVu Sans Condensed'"/>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Body">
      <style:paragraph-properties fo:text-align="end" style:justify-single-word="false"/>
    </style:style>
    <style:style style:family="paragraph" style:name="P4" style:parent-style-name="UrbanBody">
      <style:text-properties fo:font-size="12pt" style:font-name="Times New Roman1" style:font-size-asian="12pt" style:font-size-complex="12pt"/>
    </style:style>
    <style:style style:family="paragraph" style:name="P5" style:parent-style-name="Standard">
      <style:text-properties fo:font-weight="normal" style:font-weight-asian="normal" style:font-weight-complex="normal" style:text-underline-style="none"/>
    </style:style>
    <style:style style:family="paragraph" style:list-style-name="L1" style:name="P6" style:parent-style-name="UrbanBody"/>
    <style:style style:family="paragraph" style:name="P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style:text-underline-style="none"/>
    </style:style>
    <style:style style:family="text" style:name="T4">
      <style:text-properties fo:font-weight="bold" style:font-weight-asian="bold" style:font-weight-complex="bold"/>
    </style:style>
    <style:style style:family="text" style:name="T5">
      <style:text-properties fo:font-size="12pt" style:font-name="Times New Roman1" style:font-size-asian="12pt" style:font-size-complex="12pt"/>
    </style:style>
    <style:style style:family="text" style:name="T6">
      <style:text-properties style:font-name-complex="Arial"/>
    </style:style>
    <style:style style:family="text" style:name="T7">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text" style:name="T8">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9">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graphic" style:name="fr1" style:parent-style-name="Frame">
      <style:graphic-properties fo:background-color="transparent" fo:border="none" fo:padding="0cm" style:background-transparency="100%" style:horizontal-pos="from-left" style:horizontal-rel="paragraph" style:number-wrapped-paragraphs="no-limit" style:shadow="none" style:vertical-pos="from-top" style:vertical-rel="paragraph" style:wrap="run-through">
        <style:background-image/>
      </style:graphic-properties>
    </style:style>
    <style:style style:family="graphic" style:name="fr2" style:parent-style-name="Frame">
      <style:graphic-properties fo:border="none" fo:padding="0cm" style:horizontal-pos="from-left" style:horizontal-rel="paragraph" style:shadow="none" style:vertical-pos="from-top" style:vertical-rel="paragraph"/>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name="Cadre2" draw:style-name="fr1" draw:z-index="0" svg:width="7.128cm" svg:x="0cm" svg:y="0cm" text:anchor-type="paragraph"><draw:text-box fo:min-height="5.226cm"><text:p text:style-name="P2"><office:annotation><dc:creator>Gauthier Bastien</dc:creator><dc:date>2011-01-13T14:56:41</dc:date><text:p text:style-name="P7"><text:span text:style-name="T7">do text</text:span></text:p><text:p text:style-name="P7"><text:span text:style-name="T7">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name="Cadre1" draw:style-name="fr2" draw:z-index="1" svg:height="2.979cm" svg:width="8.849cm" svg:x="7.909cm" svg:y="0.27cm" text:anchor-type="paragraph"><draw:text-box><text:p text:style-name="Frame_20_contents">[ADRESSE RÉCLAMANT(S)]</text:p><text:h text:outline-level="2" text:style-name="Heading_20_2">RECOMMANDE</text:h><text:p text:style-name="P5"/></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de la décision concernant un permis d'urbanisme</text:p>
      <text:p text:style-name="UrbanBody"/>
      <text:p text:style-name="UrbanBody"><text:span text:style-name="T5"><office:annotation><dc:creator>Gauthier Bastien</dc:creator><dc:date>2011-01-13T14:56:41</dc:date><text:p text:style-name="P7"><text:span text:style-name="T7">do text</text:span></text:p><text:p text:style-name="P7"><text:span text:style-name="T7">from document(at=reference, format='odt')</text:span></text:p></office:annotation></text:span>Import depuis reference.odt</text:p>
      <text:p text:style-name="UrbanBody"/>
      <text:p text:style-name="UrbanBody"><office:annotation><dc:creator>Gauthier Bastien</dc:creator><dc:date>2011-02-16T16:12:24</dc:date><text:p text:style-name="P7"><text:span text:style-name="T9">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7"><text:span text:style-name="T8">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text:span text:style-name="T4">Référence cadastrale</text:span> : <text:text-input text:description="Parcelles">licence_view.get_parcels()</text:text-input></text:p>
      <text:p text:style-name="UrbanBody"/>
      <text:p text:style-name="UrbanBody"/>
      <text:p text:style-name="UrbanBody">[TITRE(S) ET NOM(S) RÉCLAMANT(S)]</text:p>
      <text:p text:style-name="UrbanBody"/>
      <text:p text:style-name="P4"><text:span text:style-name="T6"><office:annotation><dc:creator>Gauthier Bastien</dc:creator><dc:date>2011-02-16T16:12:24</dc:date><text:p text:style-name="P7"><text:span text:style-name="T9">do text if urbanEventObj.getDecision() == 'favorable'</text:span></text:p></office:annotation></text:span><text:span text:style-name="T6">Nous avons l’honneur de porter à votre connaissance que le Gouvernement Wallon, a, en date du </text:span><text:span text:style-name="T6"><text:text-input text:description="Demandeurs">tool.formatDate(urbanEventObj.getDecisionDate())</text:text-input></text:span><text:span text:style-name="T6"> octroyé à </text:span><text:span text:style-name="T6"><text:text-input text:description="Demandeurs">self.getApplicantsSignaletic()</text:text-input></text:span><text:span text:style-name="T6"> un permis d’urbanisme ayant pour objet </text:span><text:span text:style-name="T6"><text:text-input text:description="Objet des travaux">self.getLicenceSubject()</text:text-input></text:span><text:span text:style-name="T6"> pour un bien sis </text:span><text:span text:style-name="T6"><text:text-input text:description="Situation des travaux">self.getWorkLocationSignaletic()</text:text-input></text:span><text:span text:style-name="T6">.</text:span></text:p>
      <text:p text:style-name="P4"><text:span text:style-name="T6"><office:annotation><dc:creator>Gauthier Bastien</dc:creator><dc:date>2011-02-16T16:12:24</dc:date><text:p text:style-name="P7"><text:span text:style-name="T8">do text if urbanEventObj.getDecision() == 'defavorable'</text:span></text:p></office:annotation></text:span><text:span text:style-name="T6">Nous avons l’honneur de porter à votre connaissance que le Gouvernement Wallon, a, en date du </text:span><text:span text:style-name="T6"><text:text-input text:description="Demandeurs">tool.formatDate(urbanEventObj.getDecisionDate())</text:text-input></text:span><text:span text:style-name="T6"> refusé à </text:span><text:span text:style-name="T6"><text:text-input text:description="Demandeurs">self.getApplicantsSignaletic()</text:text-input></text:span><text:span text:style-name="T6"> un permis d’urbanisme ayant pour objet </text:span><text:span text:style-name="T6"><text:text-input text:description="Objet des travaux">self.getLicenceSubject()</text:text-input></text:span><text:span text:style-name="T6"> pour un bien sis </text:span><text:span text:style-name="T6"><text:text-input text:description="Situation des travaux">self.getWorkLocationSignaletic()</text:text-input></text:span><text:span text:style-name="T6">.</text:span></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text:style-name="L1" xml:id="list1955836994">
        <text:list-item>
          <text:p text:style-name="P6">Les nom, qualité ou siège de la partie requérante ;</text:p>
        </text:list-item>
        <text:list-item>
          <text:p text:style-name="P6">L’objet de la demande ou du recours et un exposé des faits et des moyens ;</text:p>
        </text:list-item>
        <text:list-item>
          <text:p text:style-name="P6">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Demeurant à votre disposition, nous vous prions d'agréer, [TITRE(S) ET NOM(S) RÉCLAMANT(S)], nos salutations distinguées.</text:p>
      <text:p text:style-name="UrbanBody"/>
      <text:p text:style-name="UrbanBody"><text:soft-page-break/></text:p>
      <text:p text:style-name="UrbanBody"/>
      <text:p text:style-name="UrbanBody"><office:annotation><dc:creator>Gauthier Bastien</dc:creator><dc:date>2011-01-13T14:56:41</dc:date><text:p text:style-name="P7"><text:span text:style-name="T7">do text</text:span></text:p><text:p text:style-name="P7"><text:span text:style-name="T7">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 style:font-name-asian="OpenSymbol" style:font-name-complex="OpenSymbol"/>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9-07-27T10:37:25</meta:creation-date>
    <dc:date>2012-01-20T15:51:26</dc:date>
    <dc:language>fr-FR</dc:language>
    <meta:editing-cycles>146</meta:editing-cycles>
    <meta:editing-duration>P2DT7H52M13S</meta:editing-duration>
    <dc:creator>sde </dc:creator>
    <meta:document-statistic meta:table-count="0" meta:image-count="0" meta:object-count="0" meta:page-count="2" meta:paragraph-count="24" meta:word-count="313" meta:character-count="2245" meta:non-whitespace-character-count="1966"/>
    <meta:user-defined meta:name="Info 1"/>
    <meta:user-defined meta:name="Info 2"/>
    <meta:user-defined meta:name="Info 3"/>
    <meta:user-defined meta:name="Info 4"/>
  </office:meta>
</office:document-meta>
</file>